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14ecaf"/>
    </style:style>
    <style:style style:name="P2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style:font-size-asian="11pt" style:font-weight-asian="bold" style:font-name-complex="Times1" style:font-size-complex="11pt" style:font-weight-complex="bold"/>
    </style:style>
    <style:style style:name="P3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71c78" officeooo:paragraph-rsid="00171c78" style:font-size-asian="11pt" style:font-weight-asian="bold" style:font-name-complex="Times1" style:font-size-complex="11pt" style:font-weight-complex="bold"/>
    </style:style>
    <style:style style:name="P4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d713c" officeooo:paragraph-rsid="001d713c" style:font-size-asian="11pt" style:font-weight-asian="bold" style:font-name-complex="Times1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f6162" officeooo:paragraph-rsid="001f6162" style:font-size-asian="11pt" style:font-weight-asian="bold" style:font-name-complex="Times1" style:font-size-complex="11pt" style:font-weight-complex="bold"/>
    </style:style>
    <style:style style:name="P6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fo:font-weight="bold" officeooo:rsid="001f7ebc" officeooo:paragraph-rsid="001f7ebc" style:font-size-asian="11pt" style:font-weight-asian="bold" style:font-name-complex="Times1" style:font-size-complex="11pt" style:font-weight-complex="bold"/>
    </style:style>
    <style:style style:name="P7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8" style:family="paragraph" style:parent-style-name="Standard">
      <style:paragraph-properties fo:orphans="0" fo:widows="0"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paragraph-properties fo:margin-top="0in" fo:margin-bottom="0.0835in" loext:contextual-spacing="false" fo:orphans="0" fo:widows="0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top="0in" fo:margin-bottom="0.0835in" loext:contextual-spacing="false" fo:text-align="center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dobe Caslon Pro" fo:font-size="11pt" fo:font-weight="bold" style:font-size-asian="11pt" style:font-weight-asian="bold" style:font-name-complex="Times1" style:font-size-complex="11pt" style:font-weight-complex="bold"/>
    </style:style>
    <style:style style:name="P11" style:family="paragraph" style:parent-style-name="Standard">
      <style:paragraph-properties fo:margin-top="0in" fo:margin-bottom="0.0835in" loext:contextual-spacing="false" fo:orphans="0" fo:widows="0">
        <style:tab-stops>
          <style:tab-stop style:position="6in" style:type="right"/>
        </style:tab-stops>
      </style:paragraph-properties>
      <style:text-properties style:font-name="Adobe Caslon Pro" fo:font-size="11pt" fo:font-weight="bold" officeooo:paragraph-rsid="0045c9fd" style:font-size-asian="11pt" style:font-weight-asian="bold" style:font-name-complex="Times1" style:font-size-complex="11pt"/>
    </style:style>
    <style:style style:name="P12" style:family="paragraph" style:parent-style-name="Standard">
      <style:paragraph-properties fo:margin-left="0.1874in" fo:margin-right="0in" fo:margin-top="0in" fo:margin-bottom="0.028in" loext:contextual-spacing="false" fo:text-align="center" style:justify-single-word="false" fo:text-indent="-0.0626in" style:auto-text-indent="false"/>
      <style:text-properties officeooo:paragraph-rsid="001f7ebc"/>
    </style:style>
    <style:style style:name="P13" style:family="paragraph" style:parent-style-name="Standard">
      <style:paragraph-properties fo:margin-left="0.1874in" fo:margin-right="0in" fo:margin-top="0in" fo:margin-bottom="0.028in" loext:contextual-spacing="false" fo:orphans="0" fo:widows="0" fo:text-indent="-0.0626in" style:auto-text-indent="false"/>
    </style:style>
    <style:style style:name="P14" style:family="paragraph" style:parent-style-name="Standard">
      <style:paragraph-properties fo:margin-left="0.1874in" fo:margin-right="0in" fo:margin-top="0in" fo:margin-bottom="0.028in" loext:contextual-spacing="false" fo:orphans="0" fo:widows="0" fo:text-indent="-0.0626in" style:auto-text-indent="false"/>
      <style:text-properties officeooo:paragraph-rsid="00438810"/>
    </style:style>
    <style:style style:name="P15" style:family="paragraph" style:parent-style-name="Standard">
      <style:paragraph-properties fo:margin-left="0.1874in" fo:margin-right="0in" fo:margin-top="0in" fo:margin-bottom="0.028in" loext:contextual-spacing="false" fo:orphans="0" fo:widows="0" fo:text-indent="-0.0626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indent="0.25in" style:auto-text-indent="false"/>
      <style:text-properties style:font-name="Times" fo:font-size="10pt" style:font-size-asian="10pt" style:font-name-complex="Times1" style:font-size-complex="10pt"/>
    </style:style>
    <style:style style:name="P17" style:family="paragraph" style:parent-style-name="Standard">
      <style:paragraph-properties fo:margin-left="0in" fo:margin-right="0in" fo:text-indent="0.25in" style:auto-text-indent="false"/>
      <style:text-properties style:text-position="sub 58%" fo:font-size="10pt" style:font-size-asian="10pt" style:font-size-complex="10pt"/>
    </style:style>
    <style:style style:name="P18" style:family="paragraph" style:parent-style-name="Standard">
      <style:paragraph-properties fo:margin-left="0.1902in" fo:margin-right="0in" fo:margin-top="0in" fo:margin-bottom="0.0835in" loext:contextual-spacing="false" fo:orphans="0" fo:widows="0" fo:text-indent="-0.1902in" style:auto-text-indent="false">
        <style:tab-stops>
          <style:tab-stop style:position="6.5in" style:type="right"/>
        </style:tab-stops>
      </style:paragraph-properties>
    </style:style>
    <style:style style:name="P19" style:family="paragraph" style:parent-style-name="Standard">
      <style:paragraph-properties fo:margin-left="0.1902in" fo:margin-right="0in" fo:margin-top="0in" fo:margin-bottom="0.0835in" loext:contextual-spacing="false" fo:orphans="0" fo:widows="0" fo:text-indent="-0.1902in" style:auto-text-indent="false">
        <style:tab-stops>
          <style:tab-stop style:position="6.5in" style:type="right"/>
        </style:tab-stops>
      </style:paragraph-properties>
      <style:text-properties style:font-name="Times" fo:font-size="11pt" officeooo:rsid="001f7ebc" officeooo:paragraph-rsid="002f7469" style:font-size-asian="11pt" style:font-name-complex="Times1" style:font-size-complex="11pt"/>
    </style:style>
    <style:style style:name="P20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officeooo:paragraph-rsid="004eb613"/>
    </style:style>
    <style:style style:name="P21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officeooo:paragraph-rsid="004f2215"/>
    </style:style>
    <style:style style:name="P22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style:font-name="Times" fo:font-size="10pt" officeooo:rsid="001f7ebc" officeooo:paragraph-rsid="00228348" style:font-size-asian="10pt" style:font-name-complex="Times1" style:font-size-complex="10pt"/>
    </style:style>
    <style:style style:name="P23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2ab651"/>
    </style:style>
    <style:style style:name="P24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2e127f"/>
    </style:style>
    <style:style style:name="P25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38f9ef"/>
    </style:style>
    <style:style style:name="P26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3d21c4"/>
    </style:style>
    <style:style style:name="P27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officeooo:paragraph-rsid="00443c80"/>
    </style:style>
    <style:style style:name="P28" style:family="paragraph" style:parent-style-name="Standard">
      <style:paragraph-properties fo:margin-left="0.1252in" fo:margin-right="0in" fo:margin-top="0in" fo:margin-bottom="0.028in" loext:contextual-spacing="false" fo:orphans="0" fo:widows="0" fo:text-indent="-0.1252in" style:auto-text-indent="false">
        <style:tab-stops>
          <style:tab-stop style:position="6.3126in" style:type="right"/>
        </style:tab-stops>
      </style:paragraph-properties>
      <style:text-properties style:font-name="Times" fo:font-size="10pt" officeooo:rsid="002e127f" officeooo:paragraph-rsid="002e127f" style:font-size-asian="10pt" style:font-name-complex="Times1" style:font-size-complex="10pt"/>
    </style:style>
    <style:style style:name="P29" style:family="paragraph" style:parent-style-name="Standard" style:master-page-name="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style:page-number="auto" fo:background-color="transparent" style:writing-mode="lr-tb">
        <style:tab-stops>
          <style:tab-stop style:position="6.3126in" style:type="right"/>
        </style:tab-stops>
      </style:paragraph-properties>
      <style:text-properties officeooo:paragraph-rsid="002e127f"/>
    </style:style>
    <style:style style:name="P30" style:family="paragraph" style:parent-style-name="Standard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fo:background-color="transparent" style:writing-mode="lr-tb">
        <style:tab-stops>
          <style:tab-stop style:position="6.3126in" style:type="right"/>
        </style:tab-stops>
      </style:paragraph-properties>
      <style:text-properties officeooo:paragraph-rsid="002e127f"/>
    </style:style>
    <style:style style:name="P31" style:family="paragraph" style:parent-style-name="Standard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fo:background-color="transparent" style:writing-mode="lr-tb">
        <style:tab-stops>
          <style:tab-stop style:position="6.3126in" style:type="right"/>
        </style:tab-stops>
      </style:paragraph-properties>
      <style:text-properties officeooo:paragraph-rsid="00438810"/>
    </style:style>
    <style:style style:name="P32" style:family="paragraph" style:parent-style-name="Standard">
      <loext:graphic-properties draw:fill="none"/>
      <style:paragraph-properties fo:margin-left="0.1902in" fo:margin-right="0in" fo:margin-top="0in" fo:margin-bottom="0.028in" loext:contextual-spacing="false" fo:text-align="start" style:justify-single-word="false" fo:orphans="0" fo:widows="0" fo:text-indent="-0.0598in" style:auto-text-indent="false" fo:background-color="transparent" style:writing-mode="lr-tb">
        <style:tab-stops>
          <style:tab-stop style:position="6.3126in" style:type="right"/>
        </style:tab-stops>
      </style:paragraph-properties>
      <style:text-properties style:font-name="Times" fo:font-size="10pt" officeooo:rsid="002e127f" officeooo:paragraph-rsid="002e127f" style:font-size-asian="10pt" style:font-name-complex="Times1" style:font-size-complex="10pt"/>
    </style:style>
    <style:style style:name="P33" style:family="paragraph" style:parent-style-name="Standard">
      <style:paragraph-properties fo:margin-left="0.1898in" fo:margin-right="0in" fo:margin-top="0in" fo:margin-bottom="0.028in" loext:contextual-spacing="false" fo:orphans="0" fo:widows="0" fo:text-indent="-0.0598in" style:auto-text-indent="false">
        <style:tab-stops>
          <style:tab-stop style:position="6.3126in" style:type="right"/>
        </style:tab-stops>
      </style:paragraph-properties>
      <style:text-properties style:font-name="Times" fo:font-size="10pt" officeooo:rsid="001d713c" officeooo:paragraph-rsid="001b8d72" style:font-size-asian="10pt" style:font-name-complex="Times1" style:font-size-complex="10pt"/>
    </style:style>
    <style:style style:name="P34" style:family="paragraph" style:parent-style-name="Standard" style:master-page-name="Standard">
      <style:paragraph-properties fo:orphans="0" fo:widows="0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" fo:font-size="11pt" style:text-underline-style="solid" style:text-underline-width="auto" style:text-underline-color="font-color" style:font-size-asian="11pt" style:font-name-complex="Times1" style:font-size-complex="11pt"/>
    </style:style>
    <style:style style:name="P35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style:font-name="Times" fo:font-size="10pt" officeooo:rsid="004eb613" officeooo:paragraph-rsid="004f2215" style:font-size-asian="10pt" style:font-name-complex="Times1" style:font-size-complex="10pt"/>
    </style:style>
    <style:style style:name="P36" style:family="paragraph" style:parent-style-name="Standard">
      <style:paragraph-properties fo:margin-top="0in" fo:margin-bottom="0.028in" loext:contextual-spacing="false" fo:orphans="0" fo:widows="0">
        <style:tab-stops>
          <style:tab-stop style:position="6.3126in" style:type="right"/>
        </style:tab-stops>
      </style:paragraph-properties>
      <style:text-properties officeooo:paragraph-rsid="0052a2a3"/>
    </style:style>
    <style:style style:name="T1" style:family="text">
      <style:text-properties style:font-name="Adobe Caslon Pro"/>
    </style:style>
    <style:style style:name="T2" style:family="text">
      <style:text-properties style:font-name="Adobe Caslon Pro" fo:font-size="10pt" style:font-size-asian="10pt" style:font-size-complex="10pt"/>
    </style:style>
    <style:style style:name="T3" style:family="text">
      <style:text-properties style:font-name="Adobe Caslon Pro" fo:font-size="10pt" officeooo:rsid="0014ecaf" style:font-size-asian="10pt" style:font-size-complex="10pt"/>
    </style:style>
    <style:style style:name="T4" style:family="text">
      <style:text-properties style:font-name="Adobe Caslon Pro" fo:font-size="22pt" officeooo:rsid="0014ecaf" style:font-size-asian="22pt" style:font-size-complex="16pt"/>
    </style:style>
    <style:style style:name="T5" style:family="text">
      <style:text-properties style:font-name="Adobe Caslon Pro" fo:font-size="11pt" fo:font-weight="bold" style:font-size-asian="11pt" style:font-weight-asian="bold" style:font-name-complex="Times1" style:font-size-complex="11pt" style:font-weight-complex="bold"/>
    </style:style>
    <style:style style:name="T6" style:family="text">
      <style:text-properties style:font-name="Times" fo:font-size="10pt" style:font-size-asian="10pt" style:font-name-complex="Times1" style:font-size-complex="10pt"/>
    </style:style>
    <style:style style:name="T7" style:family="text">
      <style:text-properties style:font-name="Times" fo:font-size="10pt" officeooo:rsid="0014ecaf" style:font-size-asian="10pt" style:font-name-complex="Times1" style:font-size-complex="10pt"/>
    </style:style>
    <style:style style:name="T8" style:family="text">
      <style:text-properties style:font-name="Times" fo:font-size="10pt" officeooo:rsid="001561b4" style:font-size-asian="10pt" style:font-name-complex="Times1" style:font-size-complex="10pt"/>
    </style:style>
    <style:style style:name="T9" style:family="text">
      <style:text-properties style:font-name="Times" fo:font-size="10pt" officeooo:rsid="00192b65" style:font-size-asian="10pt" style:font-name-complex="Times1" style:font-size-complex="10pt"/>
    </style:style>
    <style:style style:name="T10" style:family="text">
      <style:text-properties style:font-name="Times" fo:font-size="10pt" officeooo:rsid="001b0d82" style:font-size-asian="10pt" style:font-name-complex="Times1" style:font-size-complex="10pt"/>
    </style:style>
    <style:style style:name="T11" style:family="text">
      <style:text-properties style:font-name="Times" fo:font-size="10pt" officeooo:rsid="001b8d72" style:font-size-asian="10pt" style:font-name-complex="Times1" style:font-size-complex="10pt"/>
    </style:style>
    <style:style style:name="T12" style:family="text">
      <style:text-properties style:font-name="Times" fo:font-size="10pt" officeooo:rsid="001d713c" style:font-size-asian="10pt" style:font-name-complex="Times1" style:font-size-complex="10pt"/>
    </style:style>
    <style:style style:name="T13" style:family="text">
      <style:text-properties style:font-name="Times" fo:font-size="10pt" officeooo:rsid="001da3f8" style:font-size-asian="10pt" style:font-name-complex="Times1" style:font-size-complex="10pt"/>
    </style:style>
    <style:style style:name="T14" style:family="text">
      <style:text-properties style:font-name="Times" fo:font-size="10pt" officeooo:rsid="001e1c32" style:font-size-asian="10pt" style:font-name-complex="Times1" style:font-size-complex="10pt"/>
    </style:style>
    <style:style style:name="T15" style:family="text">
      <style:text-properties style:font-name="Times" fo:font-size="10pt" officeooo:rsid="001f6162" style:font-size-asian="10pt" style:font-name-complex="Times1" style:font-size-complex="10pt"/>
    </style:style>
    <style:style style:name="T16" style:family="text">
      <style:text-properties style:font-name="Times" fo:font-size="10pt" officeooo:rsid="001f7ebc" style:font-size-asian="10pt" style:font-name-complex="Times1" style:font-size-complex="10pt"/>
    </style:style>
    <style:style style:name="T17" style:family="text">
      <style:text-properties style:font-name="Times" fo:font-size="10pt" officeooo:rsid="0020bc68" style:font-size-asian="10pt" style:font-name-complex="Times1" style:font-size-complex="10pt"/>
    </style:style>
    <style:style style:name="T18" style:family="text">
      <style:text-properties style:font-name="Times" fo:font-size="10pt" officeooo:rsid="002369d2" style:font-size-asian="10pt" style:font-name-complex="Times1" style:font-size-complex="10pt"/>
    </style:style>
    <style:style style:name="T19" style:family="text">
      <style:text-properties style:font-name="Times" fo:font-size="10pt" officeooo:rsid="002480d4" style:font-size-asian="10pt" style:font-name-complex="Times1" style:font-size-complex="10pt"/>
    </style:style>
    <style:style style:name="T20" style:family="text">
      <style:text-properties style:font-name="Times" fo:font-size="10pt" officeooo:rsid="002510ec" style:font-size-asian="10pt" style:font-name-complex="Times1" style:font-size-complex="10pt"/>
    </style:style>
    <style:style style:name="T21" style:family="text">
      <style:text-properties style:font-name="Times" fo:font-size="10pt" officeooo:rsid="0025124f" style:font-size-asian="10pt" style:font-name-complex="Times1" style:font-size-complex="10pt"/>
    </style:style>
    <style:style style:name="T22" style:family="text">
      <style:text-properties style:font-name="Times" fo:font-size="10pt" officeooo:rsid="00262e5d" style:font-size-asian="10pt" style:font-name-complex="Times1" style:font-size-complex="10pt"/>
    </style:style>
    <style:style style:name="T23" style:family="text">
      <style:text-properties style:font-name="Times" fo:font-size="10pt" officeooo:rsid="00270e34" style:font-size-asian="10pt" style:font-name-complex="Times1" style:font-size-complex="10pt"/>
    </style:style>
    <style:style style:name="T24" style:family="text">
      <style:text-properties style:font-name="Times" fo:font-size="10pt" officeooo:rsid="00290263" style:font-size-asian="10pt" style:font-name-complex="Times1" style:font-size-complex="10pt"/>
    </style:style>
    <style:style style:name="T25" style:family="text">
      <style:text-properties style:font-name="Times" fo:font-size="10pt" officeooo:rsid="0029a0d2" style:font-size-asian="10pt" style:font-name-complex="Times1" style:font-size-complex="10pt"/>
    </style:style>
    <style:style style:name="T26" style:family="text">
      <style:text-properties style:font-name="Times" fo:font-size="10pt" officeooo:rsid="002ab651" style:font-size-asian="10pt" style:font-name-complex="Times1" style:font-size-complex="10pt"/>
    </style:style>
    <style:style style:name="T27" style:family="text">
      <style:text-properties style:font-name="Times" fo:font-size="10pt" officeooo:rsid="002ad393" style:font-size-asian="10pt" style:font-name-complex="Times1" style:font-size-complex="10pt"/>
    </style:style>
    <style:style style:name="T28" style:family="text">
      <style:text-properties style:font-name="Times" fo:font-size="10pt" officeooo:rsid="002c4a4b" style:font-size-asian="10pt" style:font-name-complex="Times1" style:font-size-complex="10pt"/>
    </style:style>
    <style:style style:name="T29" style:family="text">
      <style:text-properties style:font-name="Times" fo:font-size="10pt" officeooo:rsid="002e127f" style:font-size-asian="10pt" style:font-name-complex="Times1" style:font-size-complex="10pt"/>
    </style:style>
    <style:style style:name="T30" style:family="text">
      <style:text-properties style:font-name="Times" fo:font-size="10pt" officeooo:rsid="00302bf3" style:font-size-asian="10pt" style:font-name-complex="Times1" style:font-size-complex="10pt"/>
    </style:style>
    <style:style style:name="T31" style:family="text">
      <style:text-properties style:font-name="Times" fo:font-size="10pt" officeooo:rsid="00311a98" style:font-size-asian="10pt" style:font-name-complex="Times1" style:font-size-complex="10pt"/>
    </style:style>
    <style:style style:name="T32" style:family="text">
      <style:text-properties style:font-name="Times" fo:font-size="10pt" officeooo:rsid="00378544" style:font-size-asian="10pt" style:font-name-complex="Times1" style:font-size-complex="10pt"/>
    </style:style>
    <style:style style:name="T33" style:family="text">
      <style:text-properties style:font-name="Times" fo:font-size="10pt" officeooo:rsid="00388f85" style:font-size-asian="10pt" style:font-name-complex="Times1" style:font-size-complex="10pt"/>
    </style:style>
    <style:style style:name="T34" style:family="text">
      <style:text-properties style:font-name="Times" fo:font-size="10pt" officeooo:rsid="003bf3c9" style:font-size-asian="10pt" style:font-name-complex="Times1" style:font-size-complex="10pt"/>
    </style:style>
    <style:style style:name="T35" style:family="text">
      <style:text-properties style:font-name="Times" fo:font-size="10pt" officeooo:rsid="003d21c4" style:font-size-asian="10pt" style:font-name-complex="Times1" style:font-size-complex="10pt"/>
    </style:style>
    <style:style style:name="T36" style:family="text">
      <style:text-properties style:font-name="Times" fo:font-size="10pt" officeooo:rsid="003e9e30" style:font-size-asian="10pt" style:font-name-complex="Times1" style:font-size-complex="10pt"/>
    </style:style>
    <style:style style:name="T37" style:family="text">
      <style:text-properties style:font-name="Times" fo:font-size="10pt" officeooo:rsid="0040630f" style:font-size-asian="10pt" style:font-name-complex="Times1" style:font-size-complex="10pt"/>
    </style:style>
    <style:style style:name="T38" style:family="text">
      <style:text-properties style:font-name="Times" fo:font-size="10pt" officeooo:rsid="00438810" style:font-size-asian="10pt" style:font-name-complex="Times1" style:font-size-complex="10pt"/>
    </style:style>
    <style:style style:name="T39" style:family="text">
      <style:text-properties style:font-name="Times" fo:font-size="10pt" officeooo:rsid="00443c80" style:font-size-asian="10pt" style:font-name-complex="Times1" style:font-size-complex="10pt"/>
    </style:style>
    <style:style style:name="T40" style:family="text">
      <style:text-properties style:font-name="Times" fo:font-size="10pt" officeooo:rsid="0044c96a" style:font-size-asian="10pt" style:font-name-complex="Times1" style:font-size-complex="10pt"/>
    </style:style>
    <style:style style:name="T41" style:family="text">
      <style:text-properties style:font-name="Times" fo:font-size="10pt" officeooo:rsid="0045c9fd" style:font-size-asian="10pt" style:font-name-complex="Times1" style:font-size-complex="10pt"/>
    </style:style>
    <style:style style:name="T42" style:family="text">
      <style:text-properties style:font-name="Times" fo:font-size="10pt" officeooo:rsid="0048628c" style:font-size-asian="10pt" style:font-name-complex="Times1" style:font-size-complex="10pt"/>
    </style:style>
    <style:style style:name="T43" style:family="text">
      <style:text-properties style:font-name="Times" fo:font-size="10pt" officeooo:rsid="004a08d8" style:font-size-asian="10pt" style:font-name-complex="Times1" style:font-size-complex="10pt"/>
    </style:style>
    <style:style style:name="T44" style:family="text">
      <style:text-properties style:font-name="Times" fo:font-size="10pt" officeooo:rsid="004a1b3a" style:font-size-asian="10pt" style:font-name-complex="Times1" style:font-size-complex="10pt"/>
    </style:style>
    <style:style style:name="T45" style:family="text">
      <style:text-properties style:font-name="Times" fo:font-size="10pt" officeooo:rsid="004d74bc" style:font-size-asian="10pt" style:font-name-complex="Times1" style:font-size-complex="10pt"/>
    </style:style>
    <style:style style:name="T46" style:family="text">
      <style:text-properties style:font-name="Times" fo:font-size="10pt" officeooo:rsid="004e7a76" style:font-size-asian="10pt" style:font-name-complex="Times1" style:font-size-complex="10pt"/>
    </style:style>
    <style:style style:name="T47" style:family="text">
      <style:text-properties style:font-name="Times" fo:font-size="10pt" officeooo:rsid="004eb613" style:font-size-asian="10pt" style:font-name-complex="Times1" style:font-size-complex="10pt"/>
    </style:style>
    <style:style style:name="T48" style:family="text">
      <style:text-properties style:font-name="Times" fo:font-size="10pt" officeooo:rsid="004f2215" style:font-size-asian="10pt" style:font-name-complex="Times1" style:font-size-complex="10pt"/>
    </style:style>
    <style:style style:name="T49" style:family="text">
      <style:text-properties style:font-name="Times" fo:font-size="10pt" officeooo:rsid="0050a621" style:font-size-asian="10pt" style:font-name-complex="Times1" style:font-size-complex="10pt"/>
    </style:style>
    <style:style style:name="T50" style:family="text">
      <style:text-properties style:font-name="Times" fo:font-size="10pt" officeooo:rsid="0052a2a3" style:font-size-asian="10pt" style:font-name-complex="Times1" style:font-size-complex="10pt"/>
    </style:style>
    <style:style style:name="T51" style:family="text">
      <style:text-properties style:font-name="Times" fo:font-size="10pt" officeooo:rsid="00270e34" fo:background-color="transparent" loext:char-shading-value="0" style:font-size-asian="10pt" style:font-name-complex="Times1" style:font-size-complex="10pt"/>
    </style:style>
    <style:style style:name="T52" style:family="text">
      <style:text-properties style:font-name="Times" fo:font-size="10pt" officeooo:rsid="003330ff" fo:background-color="transparent" loext:char-shading-value="0" style:font-size-asian="10pt" style:font-name-complex="Times1" style:font-size-complex="10pt"/>
    </style:style>
    <style:style style:name="T53" style:family="text">
      <style:text-properties style:font-name="Times" fo:font-size="10pt" officeooo:rsid="003ad125" fo:background-color="transparent" loext:char-shading-value="0" style:font-size-asian="10pt" style:font-name-complex="Times1" style:font-size-complex="10pt"/>
    </style:style>
    <style:style style:name="T54" style:family="text">
      <style:text-properties style:font-name="Times" fo:font-size="11pt" fo:font-weight="bold" style:font-size-asian="11pt" style:font-weight-asian="bold" style:font-name-complex="Times1" style:font-size-complex="11pt"/>
    </style:style>
    <style:style style:name="T55" style:family="text">
      <style:text-properties style:font-name="Times" fo:font-size="11pt" fo:font-weight="bold" officeooo:rsid="001f6162" style:font-size-asian="11pt" style:font-weight-asian="bold" style:font-name-complex="Times1" style:font-size-complex="11pt"/>
    </style:style>
    <style:style style:name="T56" style:family="text">
      <style:text-properties style:font-name="Times" fo:font-size="11pt" style:font-size-asian="11pt" style:font-name-complex="Times1" style:font-size-complex="11pt"/>
    </style:style>
    <style:style style:name="T57" style:family="text">
      <style:text-properties style:font-name="Times" fo:font-size="11pt" officeooo:rsid="00171c78" style:font-size-asian="11pt" style:font-name-complex="Times1" style:font-size-complex="11pt"/>
    </style:style>
    <style:style style:name="T58" style:family="text">
      <style:text-properties style:font-name="Times" fo:font-size="11pt" officeooo:rsid="001d713c" style:font-size-asian="11pt" style:font-name-complex="Times1" style:font-size-complex="11pt"/>
    </style:style>
    <style:style style:name="T59" style:family="text">
      <style:text-properties style:font-name="Times" fo:font-size="11pt" officeooo:rsid="001f6162" style:font-size-asian="11pt" style:font-name-complex="Times1" style:font-size-complex="11pt"/>
    </style:style>
    <style:style style:name="T60" style:family="text">
      <style:text-properties style:font-name="Times" fo:font-size="11pt" officeooo:rsid="004e7a76" style:font-size-asian="11pt" style:font-name-complex="Times1" style:font-size-complex="11pt"/>
    </style:style>
    <style:style style:name="T61" style:family="text">
      <style:text-properties style:font-name="Times" officeooo:rsid="002c4a4b" style:font-name-complex="Times1"/>
    </style:style>
    <style:style style:name="T62" style:family="text">
      <style:text-properties style:font-name="Times" officeooo:rsid="00388f85" style:font-name-complex="Times1"/>
    </style:style>
    <style:style style:name="T63" style:family="text">
      <style:text-properties style:font-name="Times" officeooo:rsid="002ab651" style:font-name-complex="Times1"/>
    </style:style>
    <style:style style:name="T64" style:family="text">
      <style:text-properties officeooo:rsid="0020becf"/>
    </style:style>
    <style:style style:name="T65" style:family="text">
      <style:text-properties officeooo:rsid="00262e5d"/>
    </style:style>
    <style:style style:name="T66" style:family="text">
      <style:text-properties officeooo:rsid="002f7469"/>
    </style:style>
    <style:style style:name="T67" style:family="text">
      <style:text-properties officeooo:rsid="004a1b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0">SENIOR SOFTWARE ENGINEER</text:p>
      <text:p text:style-name="P12"><text:span text:style-name="T6">Java | Python </text:span><text:span text:style-name="T8">| </text:span><text:span text:style-name="T35">C | </text:span><text:span text:style-name="T8">Ruby | </text:span><text:span text:style-name="T10">TensorFlow | </text:span><text:span text:style-name="T6">AWS </text:span><text:span text:style-name="T7">| </text:span><text:span text:style-name="T6">Git </text:span><text:span text:style-name="T16">| </text:span><text:span text:style-name="T7">Mercurial | </text:span><text:span text:style-name="T10">Maven </text:span><text:span text:style-name="T46">| TDD</text:span><text:span text:style-name="T10"><text:line-break/>Agile Development | Continuous Integration | </text:span><text:span text:style-name="T8">Computational Chemistry </text:span><text:span text:style-name="T46">| Bioinformatics</text:span></text:p>
      <text:p text:style-name="P16"/>
      <text:p text:style-name="P7"><text:span text:style-name="T5">PROFESSIONAL EXPERI</text:span><text:bookmark text:name="_GoBack"/><text:span text:style-name="T5">ENCE</text:span></text:p>
      <text:p text:style-name="P2"/>
      <text:p text:style-name="P3">CTO/Co-Founder </text:p>
      <text:p text:style-name="P18"><text:span text:style-name="T57">Collective Scientific</text:span><text:span text:style-name="T56"><text:tab/></text:span><text:span text:style-name="T57">April</text:span><text:span text:style-name="T56"> 201</text:span><text:span text:style-name="T57">6</text:span><text:span text:style-name="T56"> – Present</text:span></text:p>
      <text:p text:style-name="P36"><text:span text:style-name="T45">R</text:span><text:span text:style-name="T32">esponsible for the </text:span><text:span text:style-name="T24">design and </text:span><text:span text:style-name="T14">development of </text:span><text:span text:style-name="T47">molecular mechanics </text:span><text:span text:style-name="T50">and </text:span><text:span text:style-name="T47">pharmacophore software </text:span><text:span text:style-name="T32">to </text:span><text:span text:style-name="T24">empower rapid </text:span><text:span text:style-name="T25">and cost-effective </text:span><text:span text:style-name="T46">pharmaceutical </text:span><text:span text:style-name="T24">drug discovery. </text:span><text:span text:style-name="T47">(Java, Python, C, Fortran, </text:span><text:span text:style-name="T49">TDD, </text:span><text:span text:style-name="T47">Tensor</text:span><text:span text:style-name="T48">F</text:span><text:span text:style-name="T47">low, Mercurial, AWS)</text:span></text:p>
      <text:p text:style-name="P25"><text:span text:style-name="T6"><text:tab/>- </text:span><text:span text:style-name="T33">Leading </text:span><text:span text:style-name="T46">design and </text:span><text:span text:style-name="T11">implement</text:span><text:span text:style-name="T33">ation of highly scalable</text:span><text:span text:style-name="T13"> </text:span><text:span text:style-name="T35">computational chemistry </text:span><text:span text:style-name="T24">frameworks and </text:span><text:span text:style-name="T49">microservices</text:span><text:span text:style-name="T31">.</text:span></text:p>
      <text:p text:style-name="P26"><text:span text:style-name="T31"><text:tab/>- </text:span><text:span text:style-name="T36">Applying machine learning </text:span><text:span text:style-name="T37">and </text:span><text:span text:style-name="T36">statistical methods to develop </text:span><text:span text:style-name="T39">novel </text:span><text:span text:style-name="T37">predictive </text:span><text:span text:style-name="T36">scoring systems.</text:span></text:p>
      <text:p text:style-name="P25"><text:span text:style-name="T12"><text:tab/>- </text:span><text:span text:style-name="T36">Adapting and translating </text:span><text:span text:style-name="T48">third party</text:span><text:span text:style-name="T11"> </text:span><text:span text:style-name="T12">software and libraries </text:span><text:span text:style-name="T11">to operate </text:span><text:span text:style-name="T12">seamlessly </text:span><text:span text:style-name="T25">on </text:span><text:span text:style-name="T11">cloud </text:span><text:span text:style-name="T25">platforms</text:span><text:span text:style-name="T11">.</text:span></text:p>
      <text:p text:style-name="P27"><text:span text:style-name="T9"><text:tab/>- </text:span><text:span text:style-name="T44">Holding </text:span><text:span text:style-name="T33">weekly </text:span><text:span text:style-name="T35">stakeholder</text:span><text:span text:style-name="T33"> meetings to </text:span><text:span text:style-name="T43">clearly define</text:span><text:span text:style-name="T33"> milestones and evaluate progress.</text:span></text:p>
      <text:p text:style-name="P33">- Identifying, <text:span text:style-name="T66">documenting, and </text:span>prioritizing <text:span text:style-name="T67">both </text:span>current and <text:span text:style-name="T66">projected</text:span> software needs.</text:p>
      <text:p text:style-name="P16"/>
      <text:p text:style-name="P4">Software Developer II</text:p>
      <text:p text:style-name="P18"><text:span text:style-name="T58">Jackson National </text:span><text:span text:style-name="T60">Life</text:span><text:span text:style-name="T56"><text:tab/></text:span><text:span text:style-name="T58">May</text:span><text:span text:style-name="T56"> 2014 – </text:span><text:span text:style-name="T58">April 2016</text:span></text:p>
      <text:p text:style-name="P20"><text:span text:style-name="T13">Develop</text:span><text:span text:style-name="T17">ed</text:span><text:span text:style-name="T13"> </text:span><text:span text:style-name="T14">and maintain</text:span><text:span text:style-name="T18">ed</text:span><text:span text:style-name="T14"> large </text:span><text:span text:style-name="T13">scale </text:span><text:span text:style-name="T19">systems </text:span><text:span text:style-name="T39">and databases </text:span><text:span text:style-name="T19">for asset </text:span><text:span text:style-name="T13">trading, portfolio management, </text:span><text:span text:style-name="T14">and </text:span><text:span text:style-name="T19">financial</text:span><text:span text:style-name="T14"> reporting</text:span><text:span text:style-name="T13">. <text:s/></text:span><text:span text:style-name="T47">(Java, .NET, C, JS, Perl, DB2, Git)</text:span></text:p>
      <text:p text:style-name="P23"><text:span text:style-name="T6"><text:tab/>- </text:span><text:span text:style-name="T44">Selected as developer for</text:span><text:span text:style-name="T20"> </text:span><text:span text:style-name="T26">scrum projects to design and implement customer-facing </text:span><text:span text:style-name="T41">web services</text:span><text:span text:style-name="T26">.</text:span></text:p>
      <text:p text:style-name="P14"><text:span text:style-name="T6">- </text:span><text:span text:style-name="T30">Served</text:span><text:span text:style-name="T27"> as buildmaster for critical </text:span><text:span text:style-name="T41">financial</text:span><text:span text:style-name="T34"> </text:span><text:span text:style-name="T32">trading </text:span><text:span text:style-name="T34">deployables</text:span><text:span text:style-name="T27">; assisted with </text:span><text:span text:style-name="T29">build pipeline modernization.</text:span></text:p>
      <text:p text:style-name="P14"><text:span text:style-name="T27">- Maintained </text:span><text:span text:style-name="T38">legacy</text:span><text:span text:style-name="T27"> trading and job processing systems written in a wide variety of languages.</text:span></text:p>
      <text:p text:style-name="P13"><text:span text:style-name="T6">- </text:span><text:span text:style-name="T27">Provided first response on-call support to ensure </text:span><text:span text:style-name="T28">compliance with 24/7 ‘open for business’</text:span><text:span text:style-name="T15"> </text:span><text:span text:style-name="T28">regulations.</text:span></text:p>
      <text:p text:style-name="P15"><text:span text:style-name="T61">- </text:span><text:span text:style-name="T62">P</text:span><text:span text:style-name="T63">articipated in the onboarding and education of </text:span><text:span text:style-name="T61">new </text:span><text:span text:style-name="T63">software developers and interns.</text:span></text:p>
      <text:p text:style-name="P17"/>
      <text:p text:style-name="P5">Signals Analyst</text:p>
      <text:p text:style-name="P18"><text:span text:style-name="T59">United States Air Force</text:span><text:span text:style-name="T56"><text:tab/></text:span><text:span text:style-name="T59">July 2008</text:span><text:span text:style-name="T56"> – </text:span><text:span text:style-name="T59">July 2012</text:span></text:p>
      <text:p text:style-name="P22">Perform<text:span text:style-name="T64">ed</text:span> time-critical signals <text:span text:style-name="T65">intelligence detection, </text:span>analysis, and reporting <text:span text:style-name="T65">for in-house and national level customers. (ELINT, Solaris)</text:span></text:p>
      <text:p text:style-name="P29"><text:span text:style-name="T6">- </text:span><text:span text:style-name="T23">Operated signals analysis systems in multiple deployed locations and roles to include 100</text:span><text:span text:style-name="T38">+</text:span><text:span text:style-name="T23"> airborne hours.</text:span></text:p>
      <text:p text:style-name="P30"><text:span text:style-name="T23">- </text:span><text:span text:style-name="T22">Volunteered and accepted for interdisciplinary </text:span><text:span text:style-name="T23">airborne</text:span><text:span text:style-name="T22"> training to meet ever-changing mission needs.</text:span></text:p>
      <text:p text:style-name="P30"><text:span text:style-name="T22">- </text:span><text:span text:style-name="T23">Continuously qualified and selected for promotion at earliest opportunities during term of service.</text:span></text:p>
      <text:p text:style-name="P31"><text:span text:style-name="T23">- </text:span><text:span text:style-name="T32">P</text:span><text:span text:style-name="T21">articipated in </text:span><text:span text:style-name="T32">the </text:span><text:span text:style-name="T21">mentoring, training, and testing </text:span><text:span text:style-name="T28">of </text:span><text:span text:style-name="T33">numerous </text:span><text:span text:style-name="T21">apprentice team members.</text:span></text:p>
      <text:p text:style-name="P30"><text:span text:style-name="T23">-</text:span><text:span text:style-name="T51"> </text:span><text:span text:style-name="T53">Held</text:span><text:span text:style-name="T52"> TS/SCI security clearance.</text:span></text:p>
      <text:p text:style-name="P32"/>
      <text:p text:style-name="P6">Software Developer</text:p>
      <text:p text:style-name="P19">ITOxygen<text:tab/><text:span text:style-name="T66">December 2006 – January 2008</text:span></text:p>
      <text:p text:style-name="P21"><text:span text:style-name="T16">Develop</text:span><text:span text:style-name="T28">ed</text:span><text:span text:style-name="T16"> lightweight </text:span><text:span text:style-name="T42">web-based </text:span><text:span text:style-name="T40">i</text:span><text:span text:style-name="T28">nformation management </text:span><text:span text:style-name="T16">systems for </text:span><text:span text:style-name="T40">local</text:span><text:span text:style-name="T16"> nonprofit organizations</text:span><text:span text:style-name="T6">. </text:span></text:p>
      <text:p text:style-name="P35">(Java, Ruby on Rails, Struts)</text:p>
      <text:p text:style-name="P24"><text:span text:style-name="T6"><text:tab/>- </text:span><text:span text:style-name="T16">Me</text:span><text:span text:style-name="T28">t with </text:span><text:span text:style-name="T16">customer</text:span><text:span text:style-name="T28">s</text:span><text:span text:style-name="T16"> to establish </text:span><text:span text:style-name="T28">business needs, demonstrate progress, and document feedback.</text:span></text:p>
      <text:p text:style-name="P24"><text:span text:style-name="T28"><text:tab/>- </text:span><text:span text:style-name="T30">Engaged</text:span><text:span text:style-name="T29"> in paired programming within </text:span><text:span text:style-name="T38">tight-knit teams</text:span><text:span text:style-name="T29"> </text:span><text:span text:style-name="T43">focused on TDD and maintainability.</text:span></text:p>
      <text:p text:style-name="P28"/>
      <text:p text:style-name="P28"/>
      <text:p text:style-name="P11">EDUCATION<text:tab/><text:tab/></text:p>
      <text:p text:style-name="P8"><text:span text:style-name="T59">Michigan Technological University</text:span><text:span text:style-name="T56">, </text:span><text:span text:style-name="T59">Houghton,</text:span><text:span text:style-name="T56"> </text:span><text:span text:style-name="T59">MI</text:span><text:span text:style-name="T56"><text:tab/>May 20</text:span><text:span text:style-name="T59">14</text:span></text:p>
      <text:p text:style-name="P9"><text:span text:style-name="T54">Bachelor of Science (BS), </text:span><text:span text:style-name="T55">Computer Sci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2" style:display-name="ListLabel 2" style:family="text">
      <style:text-properties style:font-name-asian="ＭＳ 明朝" style:font-family-asian="'ＭＳ 明朝'" style:font-family-generic-asian="system" style:font-pitch-asian="variable" style:font-name-complex="Times1" style:font-family-complex="Time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Time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Time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014ecaf"/>
    </style:style>
    <style:style style:name="MT1" style:family="text">
      <style:text-properties style:font-name="Adobe Caslon Pro" fo:font-size="10pt" officeooo:rsid="0014ecaf" style:font-size-asian="10pt" style:font-size-complex="10pt"/>
    </style:style>
    <style:style style:name="MT2" style:family="text">
      <style:text-properties style:font-name="Adobe Caslon Pro" fo:font-size="10pt" style:font-size-asian="10pt" style:font-size-complex="10pt"/>
    </style:style>
    <style:style style:name="MT3" style:family="text">
      <style:text-properties style:font-name="Adobe Caslon Pro" fo:font-size="22pt" officeooo:rsid="0014ecaf" style:font-size-asian="22pt" style:font-size-complex="16pt"/>
    </style:style>
    <style:style style:name="MT4" style:family="text">
      <style:text-properties style:font-name="Adobe Caslon Pro"/>
    </style:style>
    <style:page-layout style:name="Mpm1">
      <style:page-layout-properties fo:page-width="8.5in" fo:page-height="11in" style:num-format="1" style:print-orientation="portrait" fo:margin-top="0.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fprusin</text:span><text:span text:style-name="MT2">@</text:span><text:span text:style-name="MT1">gmail.com</text:span><text:span text:style-name="MT2"><text:tab/></text:span><text:span text:style-name="MT3">Andrew F Prusinowski</text:span><text:span text:style-name="MT4"><text:tab/></text:span><text:span text:style-name="MT2">https://lnkd.in/in/</text:span><text:span text:style-name="MT1">afprusin</text:span></text:p>
        <text:p text:style-name="MP1"><text:span text:style-name="MT1">Mason</text:span><text:span text:style-name="MT2">, </text:span><text:span text:style-name="MT1">MI</text:span><text:span text:style-name="MT2"> </text:span><text:span text:style-name="MT1">48854</text:span><text:span text:style-name="MT2"><text:tab/></text:span><text:span text:style-name="MT1">404</text:span><text:span text:style-name="MT2">.</text:span><text:span text:style-name="MT1">482</text:span><text:span text:style-name="MT2">.</text:span><text:span text:style-name="MT1">2782</text:span><text:span text:style-name="MT2"><text:tab/></text:span><text:span text:style-name="MT1">https://github.com/afprus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 Hash</meta:initial-creator>
    <meta:editing-cycles>8</meta:editing-cycles>
    <meta:print-date>2018-06-22T14:51:06.068000000</meta:print-date>
    <meta:creation-date>2018-06-08T21:26:00</meta:creation-date>
    <dc:date>2018-06-25T06:42:20.079000000</dc:date>
    <meta:editing-duration>PT1H13M43S</meta:editing-duration>
    <meta:generator>LibreOffice/6.0.4.2$Windows_X86_64 LibreOffice_project/9b0d9b32d5dcda91d2f1a96dc04c645c450872bf</meta:generator>
    <meta:document-statistic meta:table-count="0" meta:image-count="0" meta:object-count="0" meta:page-count="1" meta:paragraph-count="38" meta:word-count="395" meta:character-count="2925" meta:non-whitespace-character-count="25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